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3-02_09-38-41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 table:formula="of:=IF([.D2]&lt;&gt;&quot;&quot;;[.D2];&quot;&quot;)">
            <text:p/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3-02_11-20-42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3]&lt;&gt;&quot;&quot;;[.D3];&quot;&quot;)">
            <text:p/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3-02_11-57-16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4]&lt;&gt;&quot;&quot;;[.D4];&quot;&quot;)">
            <text:p/>
          </table:table-cell>
          <table:table-cell table:formula="of:=IF([.E4]=&quot;&quot;;[.C4];CONCATENATE([.C4];&quot; / &quot;;[.E4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3-02_11-59-21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5]&lt;&gt;&quot;&quot;;[.D5];&quot;&quot;)">
            <text:p/>
          </table:table-cell>
          <table:table-cell table:formula="of:=IF([.E5]=&quot;&quot;;[.C5];CONCATENATE([.C5];&quot; / &quot;;[.E5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3-02_12-02-36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6]&lt;&gt;&quot;&quot;;[.D6];&quot;&quot;)">
            <text:p/>
          </table:table-cell>
          <table:table-cell table:formula="of:=IF([.E6]=&quot;&quot;;[.C6];CONCATENATE([.C6];&quot; / &quot;;[.E6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3-02_12-06-06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7]&lt;&gt;&quot;&quot;;[.D7];&quot;&quot;)">
            <text:p/>
          </table:table-cell>
          <table:table-cell table:formula="of:=IF([.E7]=&quot;&quot;;[.C7];CONCATENATE([.C7];&quot; / &quot;;[.E7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3-02_12-09-00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8]&lt;&gt;&quot;&quot;;[.D8];&quot;&quot;)">
            <text:p/>
          </table:table-cell>
          <table:table-cell table:formula="of:=IF([.E8]=&quot;&quot;;[.C8];CONCATENATE([.C8];&quot; / &quot;;[.E8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3-02_12-11-02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9]&lt;&gt;&quot;&quot;;[.D9];&quot;&quot;)">
            <text:p/>
          </table:table-cell>
          <table:table-cell table:formula="of:=IF([.E9]=&quot;&quot;;[.C9];CONCATENATE([.C9];&quot; / &quot;;[.E9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3-02_12-13-41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0]&lt;&gt;&quot;&quot;;[.D10];&quot;&quot;)">
            <text:p/>
          </table:table-cell>
          <table:table-cell table:formula="of:=IF([.E10]=&quot;&quot;;[.C10];CONCATENATE([.C10];&quot; / &quot;;[.E10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3-02_12-15-42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1]&lt;&gt;&quot;&quot;;[.D11];&quot;&quot;)">
            <text:p/>
          </table:table-cell>
          <table:table-cell table:formula="of:=IF([.E11]=&quot;&quot;;[.C11];CONCATENATE([.C11];&quot; / &quot;;[.E11]))" office:value-type="string" office:string-value=":m 食べた物　間食 / 砂糖菓子">
            <text:p>:m 食べた物　間食 / 砂糖菓子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3-02_16-56-28_000.jpg</text:p>
          </table:table-cell>
          <table:table-cell table:style-name="ce5" office:value-type="string">
            <text:p>:m 1-2*3 RES / 245 / 『カオスとフラクタル』　山口昌哉 / p.23</text:p>
          </table:table-cell>
          <table:table-cell table:style-name="ce8"/>
          <table:table-cell table:formula="of:=IF([.D12]&lt;&gt;&quot;&quot;;[.D12];&quot;&quot;)">
            <text:p/>
          </table:table-cell>
          <table:table-cell table:formula="of:=IF([.E12]=&quot;&quot;;[.C12];CONCATENATE([.C12];&quot; / &quot;;[.E12]))" office:value-type="string" office:string-value=":m 1-2*3 RES / 245 / 『カオスとフラクタル』　山口昌哉 / p.23">
            <text:p>:m 1-2*3 RES / 245 / 『カオスとフラクタル』　山口昌哉 / p.23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3-02_16-56-58_000.jpg</text:p>
          </table:table-cell>
          <table:table-cell table:style-name="ce5" office:value-type="string">
            <text:p>:m 3*3 RES / 245 / 『カオスとフラクタル』　山口昌哉 / p.23</text:p>
          </table:table-cell>
          <table:table-cell table:style-name="ce8"/>
          <table:table-cell table:formula="of:=IF([.D13]&lt;&gt;&quot;&quot;;[.D13];&quot;&quot;)">
            <text:p/>
          </table:table-cell>
          <table:table-cell table:formula="of:=IF([.E13]=&quot;&quot;;[.C13];CONCATENATE([.C13];&quot; / &quot;;[.E13]))" office:value-type="string" office:string-value=":m 3*3 RES / 245 / 『カオスとフラクタル』　山口昌哉 / p.23">
            <text:p>:m 3*3 RES / 245 / 『カオスとフラクタル』　山口昌哉 / p.23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3-02_16-57-34_000.jpg</text:p>
          </table:table-cell>
          <table:table-cell table:style-name="ce5" office:value-type="string">
            <text:p>:m :th / 頭の中が変わると、見えてくるものも</text:p>
          </table:table-cell>
          <table:table-cell table:style-name="ce8"/>
          <table:table-cell table:formula="of:=IF([.D14]&lt;&gt;&quot;&quot;;[.D14];&quot;&quot;)">
            <text:p/>
          </table:table-cell>
          <table:table-cell table:formula="of:=IF([.E14]=&quot;&quot;;[.C14];CONCATENATE([.C14];&quot; / &quot;;[.E14]))" office:value-type="string" office:string-value=":m :th / 頭の中が変わると、見えてくるものも">
            <text:p>:m :th / 頭の中が変わると、見えてくるものも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3-02_17-10-47_000.jpg</text:p>
          </table:table-cell>
          <table:table-cell table:style-name="ce5" office:value-type="string">
            <text:p>:bookmemo / 読んだ本 / 『「感染症パニック」を防げ！』 / 著者=岩田健太郎 / 途中</text:p>
          </table:table-cell>
          <table:table-cell table:style-name="ce8"/>
          <table:table-cell table:formula="of:=IF([.D15]&lt;&gt;&quot;&quot;;[.D15];&quot;&quot;)">
            <text:p/>
          </table:table-cell>
          <table:table-cell table:formula="of:=IF([.E15]=&quot;&quot;;[.C15];CONCATENATE([.C15];&quot; / &quot;;[.E15]))" office:value-type="string" office:string-value=":bookmemo / 読んだ本 / 『「感染症パニック」を防げ！』 / 著者=岩田健太郎 / 途中">
            <text:p>:bookmemo / 読んだ本 / 『「感染症パニック」を防げ！』 / 著者=岩田健太郎 / 途中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3-02_17-11-04_000.jpg</text:p>
          </table:table-cell>
          <table:table-cell table:style-name="ce5" office:value-type="string">
            <text:p>:bookmemo / 読んだ本 / 『「感染症パニック」を防げ！』 / 著者=岩田健太郎 / 途中 / ここまで</text:p>
          </table:table-cell>
          <table:table-cell table:style-name="ce8"/>
          <table:table-cell table:formula="of:=IF([.D16]&lt;&gt;&quot;&quot;;[.D16];&quot;&quot;)">
            <text:p/>
          </table:table-cell>
          <table:table-cell table:formula="of:=IF([.E16]=&quot;&quot;;[.C16];CONCATENATE([.C16];&quot; / &quot;;[.E16]))" office:value-type="string" office:string-value=":bookmemo / 読んだ本 / 『「感染症パニック」を防げ！』 / 著者=岩田健太郎 / 途中 / ここまで">
            <text:p>:bookmemo / 読んだ本 / 『「感染症パニック」を防げ！』 / 著者=岩田健太郎 / 途中 / ここまで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3-02_17-38-16_000.jpg</text:p>
          </table:table-cell>
          <table:table-cell office:value-type="string">
            <text:p>:bookmemo / 読んだ本 / 『糖尿病の正しい知識』 / 著者=平田幸正</text:p>
          </table:table-cell>
          <table:table-cell table:style-name="ce8"/>
          <table:table-cell table:formula="of:=IF([.D17]&lt;&gt;&quot;&quot;;[.D17];&quot;&quot;)">
            <text:p/>
          </table:table-cell>
          <table:table-cell table:formula="of:=IF([.E17]=&quot;&quot;;[.C17];CONCATENATE([.C17];&quot; / &quot;;[.E17]))" office:value-type="string" office:string-value=":bookmemo / 読んだ本 / 『糖尿病の正しい知識』 / 著者=平田幸正">
            <text:p>:bookmemo / 読んだ本 / 『糖尿病の正しい知識』 / 著者=平田幸正</text:p>
          </table:table-cell>
          <table:table-cell table:style-name="ce8"/>
          <table:table-cell table:style-name="ce20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8" office:value-type="string">
            <text:p>2019-03-02_18-30-41_000.jpg</text:p>
          </table:table-cell>
          <table:table-cell office:value-type="string">
            <text:p>:m music / log / kb / s.1:TR,N,R=1,id=FQ2I</text:p>
          </table:table-cell>
          <table:table-cell table:style-name="ce8"/>
          <table:table-cell table:formula="of:=IF([.D18]&lt;&gt;&quot;&quot;;[.D18];&quot;&quot;)">
            <text:p/>
          </table:table-cell>
          <table:table-cell table:formula="of:=IF([.E18]=&quot;&quot;;[.C18];CONCATENATE([.C18];&quot; / &quot;;[.E18]))" office:value-type="string" office:string-value=":m music / log / kb / s.1:TR,N,R=1,id=FQ2I">
            <text:p>:m music / log / kb / s.1:TR,N,R=1,id=FQ2I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8" office:value-type="string">
            <text:p>2019-03-02_20-33-17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19]&lt;&gt;&quot;&quot;;[.D19];&quot;&quot;)">
            <text:p/>
          </table:table-cell>
          <table:table-cell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8" office:value-type="string">
            <text:p>2019-03-02_21-04-49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20]&lt;&gt;&quot;&quot;;[.D20];&quot;&quot;)">
            <text:p/>
          </table:table-cell>
          <table:table-cell table:formula="of:=IF([.E20]=&quot;&quot;;[.C20];CONCATENATE([.C20];&quot; / &quot;;[.E20]))" office:value-type="string" office:string-value=":m 食べた物　間食 / 砂糖菓子">
            <text:p>:m 食べた物　間食 / 砂糖菓子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8" office:value-type="string">
            <text:p>2019-03-02_21-10-10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21]&lt;&gt;&quot;&quot;;[.D21];&quot;&quot;)">
            <text:p/>
          </table:table-cell>
          <table:table-cell table:formula="of:=IF([.E21]=&quot;&quot;;[.C21];CONCATENATE([.C21];&quot; / &quot;;[.E21]))" office:value-type="string" office:string-value=":m 食べた物　間食 / 砂糖菓子">
            <text:p>:m 食べた物　間食 / 砂糖菓子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8" office:value-type="string">
            <text:p>2019-03-02_21-15-21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22]&lt;&gt;&quot;&quot;;[.D22];&quot;&quot;)">
            <text:p/>
          </table:table-cell>
          <table:table-cell table:formula="of:=IF([.E22]=&quot;&quot;;[.C22];CONCATENATE([.C22];&quot; / &quot;;[.E22]))" office:value-type="string" office:string-value=":m 食べた物　間食 / 砂糖菓子">
            <text:p>:m 食べた物　間食 / 砂糖菓子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8" office:value-type="string">
            <text:p>2019-03-02_23-15-45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 table:formula="of:=IF([.D23]&lt;&gt;&quot;&quot;;[.D23];&quot;&quot;)">
            <text:p/>
          </table:table-cell>
          <table:table-cell table:formula="of:=IF([.E23]=&quot;&quot;;[.C23];CONCATENATE([.C23];&quot; / &quot;;[.E23]))" office:value-type="string" office:string-value=":m 記録 / 身体 / 鼻柱、根元 / ひび割れ">
            <text:p>:m 記録 / 身体 / 鼻柱、根元 / ひび割れ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8" office:value-type="string">
            <text:p>2019-03-02_23-15-57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24]&lt;&gt;&quot;&quot;;[.D24];&quot;&quot;)">
            <text:p/>
          </table:table-cell>
          <table:table-cell table:formula="of:=IF([.E24]=&quot;&quot;;[.C24];CONCATENATE([.C24];&quot; / &quot;;[.E24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4">
            <text:p>24</text:p>
          </table:table-cell>
          <table:table-cell table:style-name="ce8" office:value-type="string">
            <text:p>2019-03-02_23-16-10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 table:formula="of:=IF([.D25]&lt;&gt;&quot;&quot;;[.D25];&quot;&quot;)">
            <text:p/>
          </table:table-cell>
          <table:table-cell table:formula="of:=IF([.E25]=&quot;&quot;;[.C25];CONCATENATE([.C25];&quot; / &quot;;[.E25]))" office:value-type="string" office:string-value=":m 記録 / 身体 / 口角 / ひび割れ">
            <text:p>:m 記録 / 身体 / 口角 / ひび割れ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8" office:value-type="string">
            <text:p>2019-03-02_23-16-24_000.jpg</text:p>
          </table:table-cell>
          <table:table-cell office:value-type="string">
            <text:p>:m 記録 / 身体 / 目尻 / ひび割れ</text:p>
          </table:table-cell>
          <table:table-cell table:style-name="ce8"/>
          <table:table-cell table:formula="of:=IF([.D26]&lt;&gt;&quot;&quot;;[.D26];&quot;&quot;)">
            <text:p/>
          </table:table-cell>
          <table:table-cell table:formula="of:=IF([.E26]=&quot;&quot;;[.C26];CONCATENATE([.C26];&quot; / &quot;;[.E26]))" office:value-type="string" office:string-value=":m 記録 / 身体 / 目尻 / ひび割れ">
            <text:p>:m 記録 / 身体 / 目尻 / ひび割れ</text:p>
          </table:table-cell>
          <table:table-cell table:style-name="ce20" table:number-columns-repeated="2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8" office:value-type="string">
            <text:p>2019-03-03_00-36-45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style-name="ce8"/>
          <table:table-cell table:formula="of:=IF([.D27]&lt;&gt;&quot;&quot;;[.D27];&quot;&quot;)">
            <text:p/>
          </table:table-cell>
          <table:table-cell table:formula="of:=IF([.E27]=&quot;&quot;;[.C27];CONCATENATE([.C27];&quot; / &quot;;[.E2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8" office:value-type="string">
            <text:p>2019-03-03_06-27-13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 table:formula="of:=IF([.D28]&lt;&gt;&quot;&quot;;[.D28];&quot;&quot;)">
            <text:p/>
          </table:table-cell>
          <table:table-cell table:formula="of:=IF([.E28]=&quot;&quot;;[.C28];CONCATENATE([.C28];&quot; / &quot;;[.E28]))" office:value-type="string" office:string-value=":m :PHOTO 起きた時刻 / 2019">
            <text:p>:m :PHOTO 起きた時刻 / 2019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8"/>
          <table:table-cell table:formula="of:=IF([.D29]&lt;&gt;&quot;&quot;;[.D29];&quot;&quot;)">
            <text:p/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 table:style-name="Default"/>
          <table:table-cell table:style-name="ce8"/>
          <table:table-cell table:formula="of:=IF([.D30]&lt;&gt;&quot;&quot;;[.D30];&quot;&quot;)">
            <text:p/>
          </table:table-cell>
          <table:table-cell table:formula="of:=IF([.E30]=&quot;&quot;;[.C29];CONCATENATE([.C29];&quot; / &quot;;[.E3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31]&lt;&gt;&quot;&quot;;[.D31];&quot;&quot;)">
            <text:p/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32]&lt;&gt;&quot;&quot;;[.D32];&quot;&quot;)">
            <text:p/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33]&lt;&gt;&quot;&quot;;[.D33];&quot;&quot;)">
            <text:p/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34]&lt;&gt;&quot;&quot;;[.D34];&quot;&quot;)">
            <text:p/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IF([.D35]&lt;&gt;&quot;&quot;;[.D35];&quot;&quot;)">
            <text:p/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IF([.D36]&lt;&gt;&quot;&quot;;[.D36];&quot;&quot;)">
            <text:p/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10"/>
          <table:table-cell/>
          <table:table-cell table:style-name="ce8"/>
          <table:table-cell table:formula="of:=IF([.D37]&lt;&gt;&quot;&quot;;[.D37];&quot;&quot;)">
            <text:p/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38]&lt;&gt;&quot;&quot;;[.D38];&quot;&quot;)">
            <text:p/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8"/>
          <table:table-cell table:formula="of:=IF([.D39]&lt;&gt;&quot;&quot;;[.D39];&quot;&quot;)">
            <text:p/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0]&lt;&gt;&quot;&quot;;[.D40];&quot;&quot;)">
            <text:p/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1]&lt;&gt;&quot;&quot;;[.D41];&quot;&quot;)">
            <text:p/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2]&lt;&gt;&quot;&quot;;[.D42];&quot;&quot;)">
            <text:p/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IF([.D43]&lt;&gt;&quot;&quot;;[.D43];&quot;&quot;)">
            <text:p/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IF([.D44]&lt;&gt;&quot;&quot;;[.D44];&quot;&quot;)">
            <text:p/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IF([.D45]&lt;&gt;&quot;&quot;;[.D45];&quot;&quot;)">
            <text:p/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10"/>
          <table:table-cell/>
          <table:table-cell table:style-name="ce8"/>
          <table:table-cell table:formula="of:=IF([.D46]&lt;&gt;&quot;&quot;;[.D46];&quot;&quot;)">
            <text:p/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7]&lt;&gt;&quot;&quot;;[.D47];&quot;&quot;)">
            <text:p/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8]&lt;&gt;&quot;&quot;;[.D48];&quot;&quot;)">
            <text:p/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49]&lt;&gt;&quot;&quot;;[.D49];&quot;&quot;)">
            <text:p/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0]&lt;&gt;&quot;&quot;;[.D50];&quot;&quot;)">
            <text:p/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1]&lt;&gt;&quot;&quot;;[.D51];&quot;&quot;)">
            <text:p/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2]&lt;&gt;&quot;&quot;;[.D52];&quot;&quot;)">
            <text:p/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3]&lt;&gt;&quot;&quot;;[.D53];&quot;&quot;)">
            <text:p/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4]&lt;&gt;&quot;&quot;;[.D54];&quot;&quot;)">
            <text:p/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5]&lt;&gt;&quot;&quot;;[.D55];&quot;&quot;)">
            <text:p/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6]&lt;&gt;&quot;&quot;;[.D56];&quot;&quot;)">
            <text:p/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7]&lt;&gt;&quot;&quot;;[.D57];&quot;&quot;)">
            <text:p/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8]&lt;&gt;&quot;&quot;;[.D58];&quot;&quot;)">
            <text:p/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59]&lt;&gt;&quot;&quot;;[.D59];&quot;&quot;)">
            <text:p/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0]&lt;&gt;&quot;&quot;;[.D60];&quot;&quot;)">
            <text:p/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1]&lt;&gt;&quot;&quot;;[.D61];&quot;&quot;)">
            <text:p/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2]&lt;&gt;&quot;&quot;;[.D62];&quot;&quot;)">
            <text:p/>
          </table:table-cell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3]&lt;&gt;&quot;&quot;;[.D63];&quot;&quot;)">
            <text:p/>
          </table:table-cell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4]&lt;&gt;&quot;&quot;;[.D64];&quot;&quot;)">
            <text:p/>
          </table:table-cell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5]&lt;&gt;&quot;&quot;;[.D65];&quot;&quot;)">
            <text:p/>
          </table:table-cell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6]&lt;&gt;&quot;&quot;;[.D66];&quot;&quot;)">
            <text:p/>
          </table:table-cell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7]&lt;&gt;&quot;&quot;;[.D67];&quot;&quot;)">
            <text:p/>
          </table:table-cell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8]&lt;&gt;&quot;&quot;;[.D68];&quot;&quot;)">
            <text:p/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IF([.D69]&lt;&gt;&quot;&quot;;[.D69];&quot;&quot;)">
            <text:p/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0]&lt;&gt;&quot;&quot;;[.D70];&quot;&quot;)">
            <text:p/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1]&lt;&gt;&quot;&quot;;[.D71];&quot;&quot;)">
            <text:p/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2]&lt;&gt;&quot;&quot;;[.D72];&quot;&quot;)">
            <text:p/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3]&lt;&gt;&quot;&quot;;[.D73];&quot;&quot;)">
            <text:p/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4]&lt;&gt;&quot;&quot;;[.D74];&quot;&quot;)">
            <text:p/>
          </table:table-cell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5]&lt;&gt;&quot;&quot;;[.D75];&quot;&quot;)">
            <text:p/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8]&lt;&gt;&quot;&quot;;[.D78];&quot;&quot;)">
            <text:p/>
          </table:table-cell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79]&lt;&gt;&quot;&quot;;[.D79];&quot;&quot;)">
            <text:p/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0]&lt;&gt;&quot;&quot;;[.D80];&quot;&quot;)">
            <text:p/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1]&lt;&gt;&quot;&quot;;[.D81];&quot;&quot;)">
            <text:p/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2]&lt;&gt;&quot;&quot;;[.D82];&quot;&quot;)">
            <text:p/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4]&lt;&gt;&quot;&quot;;[.D84];&quot;&quot;)">
            <text:p/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5]&lt;&gt;&quot;&quot;;[.D85];&quot;&quot;)">
            <text:p/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6]&lt;&gt;&quot;&quot;;[.D86];&quot;&quot;)">
            <text:p/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ce14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28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28];&quot;-\*&quot;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28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28];XXX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28];XXX_music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28];[.B30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28];[.B301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28];[.B30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28];[.B74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/>
          <table:table-cell table:style-name="ce1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/>
          <table:table-cell table:style-name="ce15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2">
          <table:table-cell table:style-name="ce5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2019/03/03</text:date>, <text:time>07:29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3-03T07:29:25.50</dc:date>
    <dc:creator>iwabuchi ken</dc:creator>
    <meta:editing-duration>P7DT9H15M21S</meta:editing-duration>
    <meta:editing-cycles>3028</meta:editing-cycles>
    <meta:document-statistic meta:table-count="1" meta:cell-count="630" meta:object-count="0"/>
  </office:meta>
</office:document-meta>
</file>